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2.231cm" table:align="left"/>
    </style:style>
    <style:style style:name="Tableau1.A" style:family="table-column">
      <style:table-column-properties style:column-width="12.23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3.591cm" table:align="left"/>
    </style:style>
    <style:style style:name="Tableau2.A" style:family="table-column">
      <style:table-column-properties style:column-width="3.591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4.695cm" table:align="left"/>
    </style:style>
    <style:style style:name="Tableau3.A" style:family="table-column">
      <style:table-column-properties style:column-width="4.695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0.298cm" table:align="left"/>
    </style:style>
    <style:style style:name="Tableau4.A" style:family="table-column">
      <style:table-column-properties style:column-width="0.298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1.21cm" table:align="left"/>
    </style:style>
    <style:style style:name="Tableau5.A" style:family="table-column">
      <style:table-column-properties style:column-width="11.21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4.069cm" table:align="left"/>
    </style:style>
    <style:style style:name="Tableau6.A" style:family="table-column">
      <style:table-column-properties style:column-width="14.069cm"/>
    </style:style>
    <style:style style:name="Tableau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6ab1a"/>
    </style:style>
    <style:style style:name="P2" style:family="paragraph" style:parent-style-name="Standard">
      <style:text-properties officeooo:paragraph-rsid="0018a27a"/>
    </style:style>
    <style:style style:name="P3" style:family="paragraph" style:parent-style-name="Standard">
      <style:text-properties officeooo:rsid="001fef2b" officeooo:paragraph-rsid="001fef2b"/>
    </style:style>
    <style:style style:name="P4" style:family="paragraph" style:parent-style-name="Standard">
      <style:text-properties officeooo:paragraph-rsid="0023abad"/>
    </style:style>
    <style:style style:name="P5" style:family="paragraph" style:parent-style-name="Standard">
      <style:text-properties officeooo:rsid="002b5bab" officeooo:paragraph-rsid="002b5bab"/>
    </style:style>
    <style:style style:name="P6" style:family="paragraph" style:parent-style-name="Standard">
      <style:text-properties officeooo:rsid="002b5bab" officeooo:paragraph-rsid="002dce91"/>
    </style:style>
    <style:style style:name="P7" style:family="paragraph" style:parent-style-name="Standard">
      <style:text-properties officeooo:paragraph-rsid="002dce91"/>
    </style:style>
    <style:style style:name="P8" style:family="paragraph" style:parent-style-name="Standard">
      <style:text-properties officeooo:rsid="002fad62" officeooo:paragraph-rsid="002fad62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ext_20_body">
      <style:text-properties officeooo:rsid="00287842" officeooo:paragraph-rsid="00287842"/>
    </style:style>
    <style:style style:name="T1" style:family="text">
      <style:text-properties officeooo:rsid="0016ab1a"/>
    </style:style>
    <style:style style:name="T2" style:family="text">
      <style:text-properties officeooo:rsid="0018a27a"/>
    </style:style>
    <style:style style:name="T3" style:family="text">
      <style:text-properties officeooo:rsid="00198a9d"/>
    </style:style>
    <style:style style:name="T4" style:family="text">
      <style:text-properties officeooo:rsid="001bbb50"/>
    </style:style>
    <style:style style:name="T5" style:family="text">
      <style:text-properties officeooo:rsid="001d3fab"/>
    </style:style>
    <style:style style:name="T6" style:family="text">
      <style:text-properties officeooo:rsid="001e5a9e"/>
    </style:style>
    <style:style style:name="T7" style:family="text">
      <style:text-properties officeooo:rsid="001fef2b"/>
    </style:style>
    <style:style style:name="T8" style:family="text">
      <style:text-properties officeooo:rsid="0020c068"/>
    </style:style>
    <style:style style:name="T9" style:family="text">
      <style:text-properties officeooo:rsid="00228554"/>
    </style:style>
    <style:style style:name="T10" style:family="text">
      <style:text-properties officeooo:rsid="00230b28"/>
    </style:style>
    <style:style style:name="T11" style:family="text">
      <style:text-properties officeooo:rsid="0023abad"/>
    </style:style>
    <style:style style:name="T12" style:family="text">
      <style:text-properties officeooo:rsid="0025512b"/>
    </style:style>
    <style:style style:name="T13" style:family="text">
      <style:text-properties officeooo:rsid="0026c052"/>
    </style:style>
    <style:style style:name="T14" style:family="text">
      <style:text-properties officeooo:rsid="00283c02"/>
    </style:style>
    <style:style style:name="T15" style:family="text">
      <style:text-properties officeooo:rsid="00287842"/>
    </style:style>
    <style:style style:name="T16" style:family="text">
      <style:text-properties officeooo:rsid="002974b3"/>
    </style:style>
    <style:style style:name="T17" style:family="text">
      <style:text-properties officeooo:rsid="002a7ff4"/>
    </style:style>
    <style:style style:name="T18" style:family="text">
      <style:text-properties officeooo:rsid="002b5bab"/>
    </style:style>
    <style:style style:name="T19" style:family="text">
      <style:text-properties officeooo:rsid="002dce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<text:span text:style-name="T3">Put the switch() jump table entries into an array during the HBC opcode parsing phase </text:span><text:span text:style-name="T8">[Ok]</text:span></text:p>
      <text:p text:style-name="P2">- <text:span text:style-name="T1">Resolve FTI</text:span></text:p>
      <text:p text:style-name="P2"><text:tab/><text:span text:style-name="T11">Make names of functions readable within decompiled pseudo-code</text:span></text:p>
      <text:p text:style-name="P2"><text:tab/><text:span text:style-name="T13">(When the « </text:span>getBytecodeOptions().staticBuiltins » <text:span text:style-name="T13">global flag is set in the HBC file header, the « </text:span>freezeBuiltins() » <text:span text:style-name="T13">function is called through loading data from the « Builtins.def » file mentioned </text:span><text:span text:style-name="T14">lower</text:span></text:p>
      <text:p text:style-name="P2"><text:tab/><text:span text:style-name="T16">It’s handled very exactly here: =&gt;.</text:span><text:a xlink:type="simple" xlink:href="https://github.com/facebook/hermes/blob/v0.12.0/lib/BCGen/HBC/BytecodeDisassembler.cpp#L780" text:style-name="Internet_20_link" text:visited-style-name="Visited_20_Internet_20_Link">https://github.com/facebook/hermes/blob/v0.12.0/lib/BCGen/HBC/BytecodeDisassembler.cpp#L780</text:a></text:p>
      <text:p text:style-name="P5">OR <text:a xlink:type="simple" xlink:href="https://github.com/facebook/hermes/blob/v0.12.0/lib/Utils/Dumper.cpp#L104" text:style-name="Internet_20_link" text:visited-style-name="Visited_20_Internet_20_Link">https://github.com/facebook/hermes/blob/v0.12.0/lib/Utils/Dumper.cpp#L104</text:a></text:p>
      <text:p text:style-name="P7"><text:span text:style-name="T18">=&gt; TowaRDS</text:span>d</text:p>
      <text:p text:style-name="P6"><text:a xlink:type="simple" xlink:href="https://github.com/facebook/hermes/blob/v0.12.0/lib/FrontEndDefs/Builtins.cpp#L18" text:style-name="Internet_20_link" text:visited-style-name="Visited_20_Internet_20_Link">https://github.com/facebook/hermes/blob/v0.12.0/lib/FrontEndDefs/Builtins.cpp#L18</text:a></text:p>
      <text:p text:style-name="P6"><text:span text:style-name="T19">(AND NOT)</text:span> <text:a xlink:type="simple" xlink:href="https://github.com/facebook/hermes/blob/3368b37db9b0f7800b319ab130ee34e9b5411c48/lib/VM/Runtime.cpp#L1534" text:style-name="Internet_20_link" text:visited-style-name="Visited_20_Internet_20_Link">https://github.com/facebook/hermes/blob/3368b37db9b0f7800b319ab130ee34e9b5411c48/lib/VM/Runtime.cpp#L1534</text:a><text:span text:style-name="T19">)</text:span></text:p>
      <text:p text:style-name="P8">(OLDSEST VERSION ; :</text:p>
      <text:p text:style-name="P8"><text:a xlink:type="simple" xlink:href="https://github.com/facebook/hermes/blob/v0.0.1/include/hermes/Inst/Builtins.def" text:style-name="Internet_20_link" text:visited-style-name="Visited_20_Internet_20_Link">https://github.com/facebook/hermes/blob/v0.0.1/include/hermes/Inst/Builtins.def</text:a></text:p>
      <text:p text:style-name="P8">)</text:p>
      <text:p text:style-name="P5"/>
      <text:p text:style-name="P2"/>
      <text:p text:style-name="P2"><text:tab/><text:a xlink:type="simple" xlink:href="https://github.com/facebook/hermes/blob/v0.12.0/lib/VM/Runtime.cpp#L946" text:style-name="Internet_20_link" text:visited-style-name="Visited_20_Internet_20_Link">https://github.com/facebook/hermes/blob/v0.12.0/lib/VM/Runtime.cpp#L946</text:a></text:p>
      <text:p text:style-name="P2"><text:tab/><text:a xlink:type="simple" xlink:href="https://github.com/facebook/hermes/blob/v0.12.0/lib/VM/Runtime.cpp#L1536" text:style-name="Internet_20_link" text:visited-style-name="Visited_20_Internet_20_Link">https://github.com/facebook/hermes/blob/v0.12.0/lib/VM/Runtime.cpp#L1536</text:a></text:p>
      <text:p text:style-name="P2"><text:tab/><text:a xlink:type="simple" xlink:href="https://github.com/facebook/hermes/blob/v0.12.0/lib/VM/Runtime.cpp#L1526" text:style-name="Internet_20_link" text:visited-style-name="Visited_20_Internet_20_Link">https://github.com/facebook/hermes/blob/v0.12.0/lib/VM/Runtime.cpp#L1526</text:a></text:p>
      <text:p text:style-name="P2"><text:tab/><text:span text:style-name="T15">(Cf. also :</text:span></text:p>
      <text:p text:style-name="P2"/>
      <text:p text:style-name="P2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<text:bookmark text:name="LC15"/>#define BUILTIN_METHOD(object, name) #object "." #name,<text:bookmark text:name="LC16"/></text:p>
          </table:table-cell>
        </table:table-row>
        <table:table-row>
          <table:table-cell table:style-name="Tableau6.A1" office:value-type="string">
            <text:p text:style-name="Table_20_Contents">#define PRIVATE_BUILTIN(name) BUILTIN_METHOD(HermesBuiltin, name)<text:bookmark text:name="LC17"/></text:p>
          </table:table-cell>
        </table:table-row>
        <table:table-row>
          <table:table-cell table:style-name="Tableau6.A1" office:value-type="string">
            <text:p text:style-name="Table_20_Contents">#define JS_BUILTIN(name) BUILTIN_METHOD(HermesBuiltin, name)<text:bookmark text:name="LC18"/></text:p>
          </table:table-cell>
        </table:table-row>
        <table:table-row>
          <table:table-cell table:style-name="Tableau6.A1" office:value-type="string">
            <text:p text:style-name="Table_20_Contents">#include "hermes/FrontEndDefs/Builtins.def"</text:p>
          </table:table-cell>
        </table:table-row>
      </table:table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bookmark text:name="LC63"/>/// Recognize calls to global functions like Object.keys() and turn them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bookmark text:name="LC64"/>/// into builtin calls.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text:bookmark text:name="LC65"/>bool staticBuiltins{false};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"><text:bookmark text:name="LC66"/>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<text:bookmark text:name="LC67"/>/// Attempt to resolve CommonJS require() calls at compile time.</text:p>
          </table:table-cell>
        </table:table-row>
      </table:table>
      <text:p text:style-name="Text_20_body">bool staticRequire{false};</text:p>
      <text:p text:style-name="P10">)</text:p>
      <text:p text:style-name="P2"><text:span text:style-name="T11"><text:tab/>0. We should likely incorporate the built-in functions and strings somewhere: </text:span><text:a xlink:type="simple" xlink:href="https://github.com/facebook/hermes/blob/v0.12.0/include/hermes/FrontEndDefs/Builtins.def" text:style-name="Internet_20_link" text:visited-style-name="Visited_20_Internet_20_Link"><text:span text:style-name="T11">https://github.com/facebook/hermes/blob/v0.12.0/include/hermes/FrontEndDefs/Builtins.def</text:span></text:a></text:p>
      <text:p text:style-name="P2"><text:tab/><text:tab/><text:span text:style-name="T12">(Are pre-defined strings actually used too ? </text:span><text:a xlink:type="simple" xlink:href="https://github.com/facebook/hermes/blob/main/include/hermes/VM/PredefinedStrings.def" text:style-name="Internet_20_link" text:visited-style-name="Visited_20_Internet_20_Link"><text:span text:style-name="T12">https://github.com/facebook/hermes/blob/main/include/hermes/VM/PredefinedStrings.def</text:span></text:a><text:span text:style-name="T12">)</text:span></text:p>
      <text:p text:style-name="P2"><text:tab/><text:span text:style-name="T11">Make graphes, CrossRef objects of functions something ?</text:span></text:p>
      <text:p text:style-name="P2"><text:tab/><text:span text:style-name="T11">(Merge closure veryyy laters)</text:span></text:p>
      <text:p text:style-name="P4"><text:tab/>- <text:span text:style-name="T1">Mark generators and asyncs as such ?</text:span></text:p>
      <text:p text:style-name="P4">- <text:span text:style-name="T1">Resolve JCT </text:span><text:span text:style-name="T3">during Pass 1 or so ?</text:span></text:p>
      <text:p text:style-name="P4"><text:tab/>- <text:span text:style-name="T2">Add intermediary « Label tokens » ?</text:span></text:p>
      <text:p text:style-name="P4"><text:tab/>- <text:span text:style-name="T2">Then rename loops, etc. ?</text:span></text:p>
      <text:p text:style-name="P1">- <text:span text:style-name="T1">Add switch tables </text:span><text:span text:style-name="T9">reformatting</text:span></text:p>
      <text:p text:style-name="Standard">- <text:span text:style-name="T1">Merge statements (compactify)</text:span></text:p>
      <text:p text:style-name="Standard"><text:soft-page-break/>- <text:span text:style-name="T1">Name local variables </text:span><text:span text:style-name="T10">(Including taking in account closures w/ respect for environment tokens etc.)</text:span></text:p>
      <text:p text:style-name="Standard">- <text:span text:style-name="T1">Gather global variables</text:span></text:p>
      <text:p text:style-name="Standard">- <text:span text:style-name="T4">(Hex dump feature in the disassembler?)</text:span></text:p>
      <text:p text:style-name="Standard">- <text:span text:style-name="T7">(Instructions dump features in the decompiler?)</text:span></text:p>
      <text:p text:style-name="P3">- (Decompile to a file proper feature?)</text:p>
      <text:p text:style-name="Standard">- <text:span text:style-name="T4">(Dissasembler output compatible in output format with the Hermes built-in decompiler/hbctool/etc. ? Maybe optionally?)</text:span></text:p>
      <text:p text:style-name="Standard">- <text:span text:style-name="T4">(Repackaging/tampering tool?)</text:span></text:p>
      <text:p text:style-name="Standard">- <text:span text:style-name="T5">(Search for existing hbctool users over Github?)</text:span></text:p>
      <text:p text:style-name="Standard">- <text:span text:style-name="T1">Merge closures</text:span></text:p>
      <text:p text:style-name="Standard">- <text:span text:style-name="T6">(Verrrrry later : Publish the project, add a GUI, add a progress status system, publish, maybe rewrite in a lower-langage langage, lint and rebuild the code, etc.?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06:56:14.755396346</meta:creation-date>
    <dc:date>2022-11-24T14:55:53.036474736</dc:date>
    <meta:editing-duration>P1DT7H49M16S</meta:editing-duration>
    <meta:editing-cycles>23</meta:editing-cycles>
    <meta:generator>LibreOffice/7.3.6.2$Linux_X86_64 LibreOffice_project/30$Build-2</meta:generator>
    <meta:document-statistic meta:table-count="6" meta:image-count="0" meta:object-count="0" meta:page-count="2" meta:paragraph-count="46" meta:word-count="301" meta:character-count="2775" meta:non-whitespace-character-count="2505"/>
  </office:meta>
</office:document-meta>
</file>